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/>
    <style:font-face style:name="Courier" svg:font-family="Courier" style:font-family-generic="modern"/>
    <style:font-face style:name="Times New Roman2" svg:font-family="'Times New Roman'" style:font-adornments="Regular" style:font-family-generic="roman"/>
    <style:font-face style:name="Times" svg:font-family="Times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 fo:padding="0cm" fo:border-left="none" fo:border-right="none" fo:border-top="none" fo:border-bottom="0.018cm solid #000000" style:shadow="none"/>
      <style:text-properties officeooo:paragraph-rsid="001d7d65"/>
    </style:style>
    <style:style style:name="P2" style:family="paragraph" style:parent-style-name="Footer">
      <style:paragraph-properties fo:text-align="center" style:justify-single-word="false" fo:padding="0cm" fo:border-left="none" fo:border-right="none" fo:border-top="0.018cm solid #000000" fo:border-bottom="none" style:shadow="none"/>
    </style:style>
    <style:style style:name="P3" style:family="paragraph" style:parent-style-name="References">
      <style:paragraph-properties fo:margin-top="0cm" fo:margin-bottom="0cm" fo:text-align="justify" style:justify-single-word="false" fo:orphans="2" fo:widows="2" style:writing-mode="lr-tb"/>
      <style:text-properties fo:font-size="9pt" officeooo:paragraph-rsid="00227342" style:font-size-asian="9pt" style:font-size-complex="9pt"/>
    </style:style>
    <style:style style:name="P4" style:family="paragraph" style:parent-style-name="References">
      <style:paragraph-properties fo:margin-top="0cm" fo:margin-bottom="0cm" fo:text-align="justify" style:justify-single-word="false" fo:orphans="2" fo:widows="2" style:writing-mode="lr-tb"/>
      <style:text-properties style:use-window-font-color="true" style:font-name="Times New Roman" fo:font-size="9pt" fo:language="pt" fo:country="BR" officeooo:paragraph-rsid="00227342" style:font-name-asian="Times New Roman" style:font-size-asian="9pt" style:font-name-complex="Times New Roman" style:font-size-complex="9pt" style:language-complex="ar" style:country-complex="SA"/>
    </style:style>
    <style:style style:name="P5" style:family="paragraph" style:parent-style-name="IEEE_20_Author_20_Affiliation">
      <style:text-properties officeooo:paragraph-rsid="00247f61"/>
    </style:style>
    <style:style style:name="P6" style:family="paragraph" style:parent-style-name="IEEE_20_Title">
      <style:text-properties fo:font-size="26pt" style:font-size-asian="26pt" style:font-size-complex="26pt"/>
    </style:style>
    <style:style style:name="P7" style:family="paragraph" style:parent-style-name="IEEE_20_Author_20_Name">
      <style:text-properties fo:font-size="12pt" style:font-size-asian="12pt" style:font-size-complex="12pt"/>
    </style:style>
    <style:style style:name="P8" style:family="paragraph" style:parent-style-name="Standard">
      <style:text-properties officeooo:rsid="001ed210" officeooo:paragraph-rsid="00247f61"/>
    </style:style>
    <style:style style:name="P9" style:family="paragraph" style:parent-style-name="Standard">
      <style:paragraph-properties fo:margin-left="0cm" fo:margin-right="0cm" fo:margin-top="0cm" fo:margin-bottom="0cm" fo:text-align="justify" style:justify-single-word="false" fo:orphans="2" fo:widows="2" fo:text-indent="0.617cm" style:auto-text-indent="false" style:writing-mode="lr-tb"/>
      <style:text-properties fo:font-size="12pt" fo:language="pt" fo:country="BR" officeooo:rsid="00227342" officeooo:paragraph-rsid="00227342" style:font-size-asian="12pt" style:language-complex="ar" style:country-complex="SA"/>
    </style:style>
    <style:style style:name="P10" style:family="paragraph" style:parent-style-name="Standard">
      <style:paragraph-properties fo:margin-left="0cm" fo:margin-right="0cm" fo:margin-top="0cm" fo:margin-bottom="0cm" fo:text-align="justify" style:justify-single-word="false" fo:orphans="2" fo:widows="2" fo:text-indent="0.617cm" style:auto-text-indent="false" style:writing-mode="lr-tb"/>
      <style:text-properties officeooo:paragraph-rsid="002955ce"/>
    </style:style>
    <style:style style:name="P11" style:family="paragraph" style:parent-style-name="Standard">
      <style:paragraph-properties fo:margin-left="0cm" fo:margin-right="0cm" fo:margin-top="0cm" fo:margin-bottom="0cm" fo:text-align="justify" style:justify-single-word="false" fo:orphans="2" fo:widows="2" fo:text-indent="0cm" style:auto-text-indent="false" style:writing-mode="lr-tb"/>
      <style:text-properties officeooo:paragraph-rsid="002955ce"/>
    </style:style>
    <style:style style:name="P12" style:family="paragraph" style:parent-style-name="Standard">
      <style:paragraph-properties fo:margin-left="0cm" fo:margin-right="0cm" fo:margin-top="0cm" fo:margin-bottom="0cm" fo:text-align="justify" style:justify-single-word="false" fo:orphans="2" fo:widows="2" fo:text-indent="0cm" style:auto-text-indent="false" style:writing-mode="lr-tb"/>
      <style:text-properties officeooo:paragraph-rsid="002da10e"/>
    </style:style>
    <style:style style:name="P13" style:family="paragraph" style:parent-style-name="Heading_20_1" style:list-style-name="">
      <style:paragraph-properties fo:margin-left="0cm" fo:margin-right="0cm" fo:margin-top="0cm" fo:margin-bottom="0cm" fo:text-align="justify" style:justify-single-word="false" fo:orphans="2" fo:widows="2" fo:text-indent="0.617cm" style:auto-text-indent="false" style:writing-mode="lr-tb"/>
      <style:text-properties fo:font-size="12pt" fo:language="pt" fo:country="BR" officeooo:rsid="00227342" officeooo:paragraph-rsid="00227342" style:font-size-asian="12pt" style:language-complex="ar" style:country-complex="SA"/>
    </style:style>
    <style:style style:name="P14" style:family="paragraph" style:parent-style-name="Heading_20_1">
      <style:paragraph-properties fo:margin-left="0cm" fo:margin-right="0cm" fo:margin-top="0cm" fo:margin-bottom="0cm" fo:text-align="justify" style:justify-single-word="false" fo:orphans="2" fo:widows="2" fo:text-indent="0.617cm" style:auto-text-indent="false" style:writing-mode="lr-tb"/>
      <style:text-properties fo:font-size="12pt" fo:language="pt" fo:country="BR" officeooo:rsid="00227342" officeooo:paragraph-rsid="00227342" style:font-size-asian="12pt" style:language-complex="ar" style:country-complex="SA"/>
    </style:style>
    <style:style style:name="P15" style:family="paragraph" style:parent-style-name="Heading_20_1">
      <style:paragraph-properties fo:margin-left="0cm" fo:margin-right="0cm" fo:margin-top="0cm" fo:margin-bottom="0cm" fo:text-align="justify" style:justify-single-word="false" fo:orphans="2" fo:widows="2" fo:text-indent="0.617cm" style:auto-text-indent="false" style:writing-mode="lr-tb"/>
      <style:text-properties fo:font-size="12pt" fo:language="pt" fo:country="BR" officeooo:rsid="00227342" officeooo:paragraph-rsid="002955ce" style:font-size-asian="12pt" style:language-complex="ar" style:country-complex="SA"/>
    </style:style>
    <style:style style:name="P16" style:family="paragraph" style:parent-style-name="Heading_20_1">
      <style:paragraph-properties fo:margin-left="0cm" fo:margin-right="0cm" fo:margin-top="0cm" fo:margin-bottom="0cm" fo:text-align="justify" style:justify-single-word="false" fo:orphans="2" fo:widows="2" fo:text-indent="0.617cm" style:auto-text-indent="false" style:writing-mode="lr-tb"/>
      <style:text-properties officeooo:paragraph-rsid="002955ce"/>
    </style:style>
    <style:style style:name="P17" style:family="paragraph" style:parent-style-name="Heading_20_1">
      <style:paragraph-properties fo:margin-left="0cm" fo:margin-right="0cm" fo:margin-top="0cm" fo:margin-bottom="0cm" fo:text-align="justify" style:justify-single-word="false" fo:orphans="2" fo:widows="2" fo:text-indent="0.617cm" style:auto-text-indent="false" style:writing-mode="lr-tb"/>
      <style:text-properties officeooo:paragraph-rsid="002a3819"/>
    </style:style>
    <style:style style:name="P18" style:family="paragraph" style:parent-style-name="Heading_20_1">
      <style:paragraph-properties fo:margin-left="0cm" fo:margin-right="0cm" fo:margin-top="0cm" fo:margin-bottom="0cm" fo:text-align="justify" style:justify-single-word="false" fo:orphans="2" fo:widows="2" fo:text-indent="0.617cm" style:auto-text-indent="false" fo:break-before="page" style:writing-mode="lr-tb"/>
      <style:text-properties fo:font-size="12pt" fo:language="pt" fo:country="BR" officeooo:rsid="00227342" officeooo:paragraph-rsid="002955ce" style:font-size-asian="12pt" style:language-complex="ar" style:country-complex="SA"/>
    </style:style>
    <style:style style:name="P19" style:family="paragraph" style:parent-style-name="References">
      <style:paragraph-properties fo:margin-top="0cm" fo:margin-bottom="0cm" fo:text-align="justify" style:justify-single-word="false" fo:orphans="2" fo:widows="2" style:writing-mode="lr-tb"/>
      <style:text-properties style:use-window-font-color="true" style:font-name="Times New Roman" fo:font-size="9pt" fo:language="pt" fo:country="BR" officeooo:paragraph-rsid="00227342" style:font-name-asian="Times New Roman" style:font-size-asian="9pt" style:font-name-complex="Times New Roman" style:font-size-complex="9pt" style:language-complex="ar" style:country-complex="SA"/>
    </style:style>
    <style:style style:name="P20" style:family="paragraph" style:parent-style-name="IEEE_20_Author_20_Affiliation" style:master-page-name="Standard">
      <style:paragraph-properties style:page-number="auto"/>
      <style:text-properties officeooo:rsid="001ed210" officeooo:paragraph-rsid="00247f61"/>
    </style:style>
    <style:style style:name="P21" style:family="paragraph" style:parent-style-name="IEEE_20_Author_20_Affiliation">
      <style:paragraph-properties fo:margin-left="0cm" fo:margin-right="0cm" fo:margin-top="0cm" fo:margin-bottom="0cm" fo:text-align="center" style:justify-single-word="false" fo:orphans="2" fo:widows="2" fo:text-indent="0.617cm" style:auto-text-indent="false" style:writing-mode="lr-tb"/>
      <style:text-properties style:font-name="Nimbus Roman No9 L" fo:font-size="12pt" fo:language="pt" fo:country="BR" fo:font-style="normal" fo:font-weight="normal" officeooo:rsid="00227342" officeooo:paragraph-rsid="00247f61" style:font-size-asian="12pt" style:font-style-asian="normal" style:font-weight-asian="normal" style:language-complex="ar" style:country-complex="SA" style:font-style-complex="normal" style:font-weight-complex="normal"/>
    </style:style>
    <style:style style:name="T1" style:family="text">
      <style:text-properties officeooo:rsid="001ed210"/>
    </style:style>
    <style:style style:name="T2" style:family="text">
      <style:text-properties officeooo:rsid="00215566"/>
    </style:style>
    <style:style style:name="T3" style:family="text">
      <style:text-properties style:use-window-font-color="true" style:font-name="Times New Roman" fo:language="pt" fo:country="BR" style:font-name-asian="Times New Roman" style:font-name-complex="Times New Roman" style:language-complex="ar" style:country-complex="SA"/>
    </style:style>
    <style:style style:name="T4" style:family="text">
      <style:text-properties style:use-window-font-color="true" style:font-name="Times New Roman" fo:language="pt" fo:country="BR" officeooo:rsid="002bee24" style:font-name-asian="Times New Roman" style:font-name-complex="Times New Roman" style:language-complex="ar" style:country-complex="SA"/>
    </style:style>
    <style:style style:name="T5" style:family="text">
      <style:text-properties fo:language="pt" fo:country="BR"/>
    </style:style>
    <style:style style:name="T6" style:family="text">
      <style:text-properties fo:language="pt" fo:country="BR" officeooo:rsid="002955ce"/>
    </style:style>
    <style:style style:name="T7" style:family="text">
      <style:text-properties style:font-name="Times New Roman" fo:language="pt" fo:country="BR" fo:font-weight="normal" style:font-name-asian="Times New Roman" style:language-asian="pt" style:country-asian="BR" style:font-name-complex="Times New Roman" style:language-complex="ar" style:country-complex="SA"/>
    </style:style>
    <style:style style:name="T8" style:family="text">
      <style:text-properties officeooo:rsid="001fc52e"/>
    </style:style>
    <style:style style:name="T9" style:family="text">
      <style:text-properties officeooo:rsid="00227342"/>
    </style:style>
    <style:style style:name="T10" style:family="text">
      <style:text-properties fo:font-size="12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officeooo:rsid="001ed210" style:font-size-asian="12pt" style:font-size-complex="12pt"/>
    </style:style>
    <style:style style:name="T13" style:family="text">
      <style:text-properties fo:font-size="12pt" fo:language="pt" fo:country="BR" officeooo:rsid="00227342" style:font-size-asian="12pt" style:language-complex="ar" style:country-complex="SA"/>
    </style:style>
    <style:style style:name="T14" style:family="text">
      <style:text-properties fo:font-size="12pt" fo:language="pt" fo:country="BR" officeooo:rsid="002955ce" style:font-size-asian="12pt" style:language-complex="ar" style:country-complex="SA"/>
    </style:style>
    <style:style style:name="T15" style:family="text">
      <style:text-properties fo:font-size="12pt" fo:language="pt" fo:country="BR" officeooo:rsid="002a3819" style:font-size-asian="12pt" style:language-complex="ar" style:country-complex="SA"/>
    </style:style>
    <style:style style:name="T16" style:family="text">
      <style:text-properties fo:font-size="12pt" fo:language="pt" fo:country="BR" officeooo:rsid="002da10e" style:font-size-asian="12pt" style:language-complex="ar" style:country-complex="SA"/>
    </style:style>
    <style:style style:name="T17" style:family="text">
      <style:text-properties style:font-size-asian="12pt"/>
    </style:style>
    <style:style style:name="T18" style:family="text">
      <style:text-properties style:language-complex="ar" style:country-complex="SA"/>
    </style:style>
    <style:style style:name="T19" style:family="text">
      <style:text-properties officeooo:rsid="002615d8"/>
    </style:style>
    <style:style style:name="T20" style:family="text">
      <style:text-properties officeooo:rsid="002955ce"/>
    </style:style>
    <style:style style:name="T21" style:family="text">
      <style:text-properties officeooo:rsid="002a381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a"/>
      </text:sequence-decls>
      <text:p text:style-name="P20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><text:span text:style-name="T19">PowerSMT </text:span><text:span text:style-name="T1">Tutorial</text:span></text:p>
      <text:p text:style-name="P7"><text:span text:style-name="T1">Rogério A</text:span><text:span text:style-name="T8">parecido</text:span><text:span text:style-name="T1"> Gonçalves</text:span></text:p>
      <text:p text:style-name="P5"><text:span text:style-name="T12">rogerioag</text:span><text:span text:style-name="T11">@</text:span><text:span text:style-name="T12">utfpr.edu.br</text:span><text:line-break/></text:p>
      <text:p text:style-name="IEEE_20_Author_20_Email"><text:line-break/></text:p>
      <text:p text:style-name="P13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3"/>
      <text:p text:style-name="P9"/>
      <text:p text:style-name="P9"/>
      <text:p text:style-name="P9"/>
      <text:p text:style-name="P9"/>
      <text:p text:style-name="P21"/>
      <text:list xml:id="list33281792" text:style-name="Numbering_20_1">
        <text:list-item>
          <text:p text:style-name="P18"><text:span text:style-name="T20">I</text:span>ntrodução</text:p>
        </text:list-item>
      </text:list>
      <text:p text:style-name="P11"><text:span text:style-name="T13"/></text:p>
      <text:p text:style-name="P12"><text:span text:style-name="T16">It is the first release of SS_SMT 1.0. It is a beta version to execute SS code in a SMT simulator. It is not completly reviewed and no support is provides. It is free.</text:span></text:p>
      <text:p text:style-name="P12"><text:span text:style-name="T16"></text:span></text:p>
      <text:p text:style-name="P12"><text:span text:style-name="T16">This simulator was adapted by Ronaldo A. L. Goncalves using the original </text:span></text:p>
      <text:p text:style-name="P12"><text:span text:style-name="T16">SimpleScalar 3.0 Tool that is a part of the SimpleScalar tool suite </text:span></text:p>
      <text:p text:style-name="P12"><text:span text:style-name="T16">written by Todd M. Austin as a part of the Multiscalar Research Project.</text:span></text:p>
      <text:p text:style-name="P12"><text:span text:style-name="T16"></text:span></text:p>
      <text:p text:style-name="P12"><text:span text:style-name="T16">Contact: ronaldo@din.uem.br (http://www.din.uem.br/~ronaldo) </text:span></text:p>
      <text:p text:style-name="P12"><text:span text:style-name="T16"></text:span></text:p>
      <text:p text:style-name="P12"><text:span text:style-name="T16">The SimpleScalar suite is currently maintained by Doug Burger and Todd M. Austin.</text:span></text:p>
      <text:p text:style-name="P12"><text:span text:style-name="T16"><text:s text:c="2"/></text:span></text:p>
      <text:p text:style-name="P12"><text:span text:style-name="T16"><text:s text:c="2"/>INTERNET: dburger@cs.wisc.edu</text:span></text:p>
      <text:p text:style-name="P12"><text:span text:style-name="T16"><text:s text:c="2"/>US Mail: <text:s/>1210 W. Dayton Street, Madison, WI 53706</text:span></text:p>
      <text:p text:style-name="P12"><text:span text:style-name="T16"><text:s/></text:span></text:p>
      <text:p text:style-name="P12"><text:span text:style-name="T16"><text:s text:c="2"/>SimpleScalar Copyright (C) 1994, 1995, 1996, 1997, 1998 by Todd M. Austin</text:span></text:p>
      <text:p text:style-name="P12"><text:span text:style-name="T16"></text:span></text:p>
      <text:p text:style-name="P12"><text:span text:style-name="T16">To use SS SMT follow the steps (you can issue only ss_smt to view a brief</text:span></text:p>
      <text:p text:style-name="P12"><text:span text:style-name="T16">description of the simulator):</text:span></text:p>
      <text:p text:style-name="P12"><text:span text:style-name="T16"></text:span></text:p>
      <text:p text:style-name="P12"><text:span text:style-name="T16">1) uncompress the compressed file</text:span></text:p>
      <text:p text:style-name="P12"><text:span text:style-name="T16"></text:span></text:p>
      <text:p text:style-name="P12"><text:span text:style-name="T16">2) execute make (some warnings will appear - don't panic)</text:span></text:p>
      <text:p text:style-name="P12"><text:span text:style-name="T16"></text:span></text:p>
      <text:p text:style-name="P12"><text:span text:style-name="T16">3) cd tests</text:span></text:p>
      <text:p text:style-name="P12"><text:span text:style-name="T16"></text:span></text:p>
      <text:p text:style-name="P12"><text:span text:style-name="T16">4) ./run_it (some tests will run)</text:span></text:p>
      <text:p text:style-name="P12"><text:span text:style-name="T16"></text:span></text:p>
      <text:p text:style-name="P12"><text:span text:style-name="T16">5) To run the simulator, execute the follow command:</text:span></text:p>
      <text:p text:style-name="P12"><text:span text:style-name="T16"></text:span></text:p>
      <text:p text:style-name="P12"><text:span text:style-name="T16">ss_smt &lt;x1&gt; &lt;x2&gt; {options} batch file</text:span></text:p>
      <text:p text:style-name="P12"><text:span text:style-name="T16"></text:span></text:p>
      <text:p text:style-name="P12"><text:span text:style-name="T16">ss_smt 11 12 {options} RUN_SPEC95</text:span></text:p>
      <text:p text:style-name="P12"><text:span text:style-name="T16"></text:span></text:p>
      <text:p text:style-name="P12"><text:span text:style-name="T16"></text:span></text:p>
      <text:p text:style-name="P12"><text:span text:style-name="T16">which:</text:span></text:p>
      <text:p text:style-name="P12"><text:span text:style-name="T16"></text:span></text:p>
      <text:p text:style-name="P12"><text:span text:style-name="T16">&lt;x1&gt; : initial line to consider from &lt;batch file&gt; (ignoring blank and</text:span></text:p>
      <text:p text:style-name="P12"><text:span text:style-name="T16">comentaries lines)</text:span></text:p>
      <text:p text:style-name="P12"><text:span text:style-name="T16">&lt;x2&gt; : final line to consider from &lt;batch file&gt; (ignoring blank and comentaries</text:span></text:p>
      <text:p text:style-name="P12"><text:span text:style-name="T16">lines)</text:span></text:p>
      <text:p text:style-name="P12"><text:span text:style-name="T16">{options} : original options from sim-outorder plus some new ones</text:span></text:p>
      <text:p text:style-name="P12"><text:span text:style-name="T16">&lt;batch file&gt; : text file: each line must be</text:span></text:p>
      <text:p text:style-name="P12"><text:soft-page-break/><text:span text:style-name="T16"><text:s text:c="15"/>a command line for one application that will</text:span></text:p>
      <text:p text:style-name="P12"><text:span text:style-name="T16"><text:s text:c="15"/>be executed for each slot</text:span></text:p>
      <text:p text:style-name="P12"><text:span text:style-name="T16"></text:span></text:p>
      <text:p text:style-name="P12"><text:span text:style-name="T16">Please note, that, in order to execute more than one thread per time, your l1 cache configuration must have</text:span></text:p>
      <text:p text:style-name="P12"><text:span text:style-name="T16">the number of banks or associativity greater or equal to the number of threads. For example, to run the simulator </text:span></text:p>
      <text:p text:style-name="P12"><text:span text:style-name="T16">with 4 threads you should configurate your cache il1 like that: </text:span></text:p>
      <text:p text:style-name="P12"><text:span text:style-name="T16"></text:span></text:p>
      <text:p text:style-name="P12"><text:span text:style-name="T16">-cache:il1 il1:4:xx:xx:xx:x (4 banks)</text:span></text:p>
      <text:p text:style-name="P12"><text:span text:style-name="T16">-cache:il1 il1:1:xx:xx:xx:4 (1 bank and 4 ways)</text:span></text:p>
      <text:p text:style-name="P12"><text:span text:style-name="T16">-cache:il1 il1:2:xx:xx:xx:2 (2 banks and 2 ways)</text:span></text:p>
      <text:p text:style-name="P12"><text:span text:style-name="T16"></text:span></text:p>
      <text:p text:style-name="P12"><text:span text:style-name="T16"></text:span></text:p>
      <text:p text:style-name="P12"><text:span text:style-name="T16">The only applications which are available are in the /tests directory</text:span></text:p>
      <text:p text:style-name="P12"><text:span text:style-name="T16">These applications are part of original SimpleScalar 3.0 tool.</text:span></text:p>
      <text:p text:style-name="P12"><text:span text:style-name="T16"></text:span></text:p>
      <text:p text:style-name="P12"><text:span text:style-name="T16">All rights from SimpleScalar 3.0 must be preserved.</text:span></text:p>
      <text:p text:style-name="P12"><text:span text:style-name="T16"></text:span></text:p>
      <text:p text:style-name="P12"><text:span text:style-name="T16">=============================================================</text:span></text:p>
      <text:p text:style-name="P12"><text:span text:style-name="T16">Parameters:</text:span></text:p>
      <text:p text:style-name="P12"><text:span text:style-name="T16"><text:s text:c="2"/>-bpred:type forced:n : force the bpred accuracy to n (%: 100 = 100%)</text:span></text:p>
      <text:p text:style-name="P12"><text:span text:style-name="T16"><text:s text:c="3"/>for example: -bpred:type forced:93 (93% accuracy)</text:span></text:p>
      <text:p text:style-name="P12"><text:span text:style-name="T16"><text:s text:c="3"/></text:span></text:p>
      <text:p text:style-name="P12"><text:span text:style-name="T16"><text:s text:c="2"/>-ruulsq:type distributed | shared : Estações de reserva (RUU) distribuídas por unidades funcionais ou compartilhadas entre elas. <text:s/></text:span></text:p>
      <text:p text:style-name="P12"><text:span text:style-name="T16"><text:s text:c="2"/></text:span></text:p>
      <text:p text:style-name="P12"><text:span text:style-name="T16"><text:s text:c="2"/>-fu:type hetero | homo :</text:span></text:p>
      <text:p text:style-name="P12"><text:span text:style-name="T16"><text:s text:c="2"/></text:span></text:p>
      <text:p text:style-name="P12"><text:span text:style-name="T16"><text:s text:c="2"/>-imodules:num 2</text:span></text:p>
      <text:p text:style-name="P10"><text:span text:style-name="T13"/></text:p>
      <text:p text:style-name="P10"><text:span text:style-name="T13"/></text:p>
      <text:p text:style-name="P10"><text:span text:style-name="T13"/></text:p>
      <text:list xml:id="list389153707" text:continue-numbering="true" text:style-name="Numbering_20_1">
        <text:list-item>
          <text:p text:style-name="P15"><text:span text:style-name="T20">Instalação</text:span></text:p>
        </text:list-item>
        <text:list-item>
          <text:p text:style-name="P17"><text:span text:style-name="T13">Testes</text:span></text:p>
        </text:list-item>
        <text:list-item>
          <text:p text:style-name="P17"><text:span text:style-name="T15">E</text:span><text:span text:style-name="T13">x</text:span><text:span text:style-name="T13">e</text:span><text:span text:style-name="T15">m</text:span><text:span text:style-name="T13">p</text:span><text:span text:style-name="T14">l</text:span><text:span text:style-name="T14">o </text:span><text:span text:style-name="T15">de </text:span><text:span text:style-name="T13">S</text:span><text:span text:style-name="T14">a</text:span><text:span text:style-name="T15">í</text:span><text:span text:style-name="T14">d</text:span><text:span text:style-name="T15">a</text:span></text:p>
        </text:list-item>
        <text:list-item>
          <text:p text:style-name="P16"><text:span text:style-name="T13">Executando Benchmarks</text:span></text:p>
        </text:list-item>
        <text:list-item>
          <text:p text:style-name="P16"><text:span text:style-name="T13">E</text:span><text:span text:style-name="T14">x</text:span><text:span text:style-name="T14">e</text:span><text:span text:style-name="T13">c</text:span><text:span text:style-name="T13">u</text:span><text:span text:style-name="T13">çã</text:span><text:span text:style-name="T13">o </text:span><text:span text:style-name="T14">e</text:span><text:span text:style-name="T13">m </text:span><text:span text:style-name="T14">L</text:span><text:span text:style-name="T14">o</text:span><text:span text:style-name="T14">t</text:span><text:span text:style-name="T14">e</text:span></text:p>
        </text:list-item>
        <text:list-item>
          <text:p text:style-name="P14">Ref<text:span text:style-name="T21">er</text:span>ências</text:p>
        </text:list-item>
      </text:list>
      <text:p text:style-name="P4"/>
      <text:p text:style-name="P4">[1] BROOKS, D. et al. Wattch: A framework for architectural-level power analysis and optimizations. In PROC. OF 27TH ANN. INT'L SYMP. COMPUTER ARCHITECTURE, pages 83-94. IEEE Computer Society Process, Los Alamitos, USA, 2000.</text:p>
      <text:p text:style-name="P4"/>
      <text:p text:style-name="P3"><text:span text:style-name="T3">[</text:span><text:span text:style-name="T4">3</text:span><text:span text:style-name="T3">] GONÇALVES</text:span><text:span text:style-name="T7">, R. A., et al. Correlacionando Desempenho e Potência em Processadores Superescalares: Analisando Cache e Janela de Instruções In: </text:span>II Encontro Paranaense de Computação<text:span text:style-name="T7">, Cascavel. Unioeste, Ago. 2007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/>
    <style:font-face style:name="Courier" svg:font-family="Courier" style:font-family-generic="modern"/>
    <style:font-face style:name="Times New Roman2" svg:font-family="'Times New Roman'" style:font-adornments="Regular" style:font-family-generic="roman"/>
    <style:font-face style:name="Times" svg:font-family="Times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itle" style:family="paragraph" style:parent-style-name="Standard" style:next-style-name="Subtitle" style:class="text">
      <style:paragraph-properties fo:margin-top="0.847cm" fo:margin-bottom="0cm" fo:text-align="center" style:justify-single-word="false" fo:keep-with-next="always"/>
      <style:text-properties style:font-name="Arial" fo:font-size="14pt" fo:font-weight="bold" style:font-name-asian="DejaVu Sans" style:font-size-asian="14pt" style:font-weight-asian="bold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list-style-name="Numbering_20_1" style:class="text">
      <style:paragraph-properties style:shadow="none" fo:keep-with-next="always"/>
      <style:text-properties fo:font-size="12pt" fo:font-weight="bold" style:letter-kerning="true" style:font-size-asian="12pt" style:font-weight-asian="bold"/>
    </style:style>
    <style:style style:name="Heading_20_2" style:display-name="Heading 2" style:family="paragraph" style:parent-style-name="Standard" style:next-style-name="Standard" style:list-style-name="Numbering_20_3" style:class="text">
      <style:paragraph-properties fo:keep-with-next="always">
        <style:tab-stops>
          <style:tab-stop style:position="2.54cm"/>
        </style:tab-stops>
      </style:paragraph-properties>
      <style:text-properties fo:font-size="11pt" fo:font-weight="bold" style:font-size-asian="11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weight="bold" style:font-weight-asian="bold"/>
    </style:style>
    <style:style style:name="Footnote_20__28_user_29_" style:display-name="Footnote (user)" style:family="paragraph" style:parent-style-name="Standard">
      <style:text-properties fo:font-size="8pt" style:font-size-asian="8pt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text-indent="0.432cm" style:auto-text-indent="false"/>
      <style:text-properties fo:font-size="10pt" style:font-size-asian="10pt"/>
    </style:style>
    <style:style style:name="Body_20_Text_20_Indent_20_2" style:display-name="Body Text Indent 2" style:family="paragraph" style:parent-style-name="Standard">
      <style:paragraph-properties fo:margin-left="0cm" fo:margin-right="0cm" fo:text-align="justify" style:justify-single-word="false" fo:text-indent="0.432cm" style:auto-text-indent="false"/>
      <style:text-properties fo:font-size="10pt" fo:font-style="italic" style:font-size-asian="10pt" style:font-style-asian="italic"/>
    </style:style>
    <style:style style:name="References" style:family="paragraph" style:parent-style-name="Standard">
      <style:text-properties fo:font-size="9pt" style:font-size-asian="9pt"/>
    </style:style>
    <style:style style:name="Author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age_20_number" style:display-name="Page number" style:family="paragraph" style:parent-style-name="Standard">
      <style:paragraph-properties fo:text-align="center" style:justify-single-word="false"/>
      <style:text-properties style:font-name="Times"/>
    </style:style>
    <style:style style:name="Abstract_20_Text" style:display-name="Abstract Text" style:family="paragraph" style:parent-style-name="Body_20_Text_20_Indent_20_2"/>
    <style:style style:name="Affiliation" style:family="paragraph" style:parent-style-name="Standard">
      <style:paragraph-properties fo:text-align="center" style:justify-single-word="false"/>
      <style:text-properties fo:font-size="12pt" fo:font-style="italic" style:font-size-asian="12pt" style:font-style-asian="italic"/>
    </style:style>
    <style:style style:name="Abstract_20_Title" style:display-name="Abstract Title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Figure_20_and_20_Caption_20_Captions" style:display-name="Figure and Caption Captions" style:family="paragraph" style:parent-style-name="Standard">
      <style:paragraph-properties fo:margin-top="0.199cm" fo:margin-bottom="0.101cm" fo:text-align="center" style:justify-single-word="false"/>
      <style:text-properties style:font-name="Helvetica" fo:font-weight="bold" style:font-weight-asian="bold"/>
    </style:style>
    <style:style style:name="Callouts" style:family="paragraph" style:parent-style-name="Standard">
      <style:text-properties style:font-name="Helvetica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igura" style:family="paragraph" style:parent-style-name="Caption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Illustration" style:family="paragraph" style:parent-style-name="Caption" style:class="extra"/>
    <style:style style:name="RAG_3a_paragraph" style:display-name="RAG:paragraph" style:family="paragraph" style:parent-style-name="Standard" style:master-page-name="">
      <style:paragraph-properties fo:margin-left="0cm" fo:margin-right="0cm" fo:margin-top="0.21cm" fo:margin-bottom="0cm" fo:line-height="150%" fo:text-align="justify" style:justify-single-word="false" fo:text-indent="1.251cm" style:auto-text-indent="false" style:page-number="auto"/>
      <style:text-properties fo:color="#000000" style:font-name="Times New Roman2" fo:language="pt" fo:country="BR" fo:font-weight="normal" style:language-asian="pt" style:country-asian="BR"/>
    </style:style>
    <style:style style:name="RAG_3a_paragraph_3a_first" style:display-name="RAG:paragraph:first" style:family="paragraph" style:parent-style-name="RAG_3a_paragraph" style:next-style-name="RAG_3a_paragraph">
      <style:paragraph-properties fo:margin-left="0cm" fo:margin-right="0cm" fo:margin-top="0.199cm" fo:margin-bottom="0cm" fo:line-height="150%" fo:text-indent="0cm" style:auto-text-indent="false" style:shadow="none">
        <style:tab-stops/>
      </style:paragraph-properties>
      <style:text-properties style:font-name="Times New Roman2"/>
    </style:style>
    <style:style style:name="Frame_20_contents" style:display-name="Frame contents" style:family="paragraph" style:parent-style-name="Text_20_body" style:class="extra"/>
    <style:style style:name="RAG_3a_caption" style:display-name="RAG:caption" style:family="paragraph" style:parent-style-name="Standard">
      <style:paragraph-properties fo:margin-left="0.801cm" fo:margin-right="0.801cm" fo:margin-top="0.212cm" fo:margin-bottom="0.212cm" fo:text-align="center" style:justify-single-word="false" fo:text-indent="0cm" style:auto-text-indent="false"/>
      <style:text-properties style:font-name="Helvetica" fo:font-size="10pt" fo:font-weight="bold" style:font-size-asian="10pt" style:font-weight-asian="bold"/>
    </style:style>
    <style:style style:name="Table" style:family="paragraph" style:parent-style-name="Caption" style:class="extra"/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fo:text-align="justify" style:justify-single-word="false" fo:text-indent="-0.499cm" style:auto-text-indent="false" style:page-number="auto">
        <style:tab-stops/>
      </style:paragraph-properties>
      <style:text-properties fo:color="#000000" fo:language="pt" fo:country="BR" fo:font-weight="normal" style:language-asian="pt" style:country-asian="BR"/>
    </style:style>
    <style:style style:name="RAG_3a_referencia" style:display-name="RAG:referencia" style:family="paragraph" style:parent-style-name="Standard">
      <style:paragraph-properties fo:margin-left="0cm" fo:margin-right="0cm" fo:margin-top="0cm" fo:margin-bottom="0.499cm" fo:line-height="100%" fo:text-align="justify" style:justify-single-word="false" fo:text-indent="0cm" style:auto-text-indent="false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fo:text-align="justify" style:justify-single-word="false" fo:text-indent="1.251cm" style:auto-text-indent="false" style:page-number="auto"/>
      <style:text-properties fo:color="#000000" fo:language="pt" fo:country="BR" fo:font-weight="normal" style:language-asian="pt" style:country-asian="BR"/>
    </style:style>
    <style:style style:name="RAG_3a_titulo_3a_secao" style:display-name="RAG:titulo:secao" style:family="paragraph" style:parent-style-name="Standard" style:default-outline-level="2" style:class="text" style:master-page-name="">
      <style:paragraph-properties fo:margin-left="-0.101cm" fo:margin-right="0cm" fo:margin-top="0.42cm" fo:margin-bottom="0.199cm" fo:text-indent="0cm" style:auto-text-indent="false" style:page-number="auto" fo:keep-with-next="always">
        <style:tab-stops/>
      </style:paragraph-properties>
      <style:text-properties fo:font-size="13pt" fo:font-weight="bold"/>
    </style:style>
    <style:style style:name="RAG_3a_titulo_3a_subsecao" style:display-name="RAG:titulo:subsecao" style:family="paragraph" style:parent-style-name="RAG_3a_titulo_3a_secao" style:default-outline-level="" style:list-style-name="">
      <style:paragraph-properties fo:margin-left="-0.101cm" fo:margin-right="0cm" fo:text-indent="0cm" style:auto-text-indent="false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fo:text-indent="0cm" style:auto-text-indent="false"/>
      <style:text-properties style:font-name="Times New Roman1"/>
    </style:style>
    <style:style style:name="IEEE_20_Author_20_Email" style:display-name="IEEE Author Email" style:family="paragraph" style:next-style-name="IEEE_20_Author_20_Affiliation">
      <style:paragraph-properties fo:margin-top="0cm" fo:margin-bottom="0.106cm" fo:text-align="center" style:justify-single-word="false" fo:orphans="2" fo:widows="2"/>
      <style:text-properties style:use-window-font-color="true" style:font-name="Courier" fo:font-size="9pt" fo:language="en" fo:country="GB" style:font-name-asian="Times New Roman" style:font-size-asian="9pt" style:font-name-complex="Times New Roman" style:font-size-complex="12pt" style:language-complex="ar" style:country-complex="SA"/>
    </style:style>
    <style:style style:name="IEEE_20_Author_20_Affiliation" style:display-name="IEEE Author Affiliation" style:family="paragraph" style:parent-style-name="Standard" style:next-style-name="Standard">
      <style:paragraph-properties fo:margin-top="0cm" fo:margin-bottom="0.106cm" fo:text-align="center" style:justify-single-word="false"/>
      <style:text-properties fo:font-size="10pt" fo:language="en" fo:country="GB" fo:font-style="italic" style:font-name-asian="Times New Roman" style:font-size-asian="10pt" style:font-style-asian="italic"/>
    </style:style>
    <style:style style:name="IEEE_20_Title" style:display-name="IEEE Title" style:family="paragraph" style:parent-style-name="Standard" style:next-style-name="IEEE_20_Author_20_Name">
      <style:paragraph-properties fo:text-align="center" style:justify-single-word="false" style:snap-to-layout-grid="false"/>
      <style:text-properties fo:font-size="24pt" style:font-size-asian="24pt"/>
    </style:style>
    <style:style style:name="IEEE_20_Author_20_Name" style:display-name="IEEE Author Name" style:family="paragraph" style:parent-style-name="Standard" style:next-style-name="Standard">
      <style:paragraph-properties fo:margin-top="0.212cm" fo:margin-bottom="0.212cm" fo:text-align="center" style:justify-single-word="false" style:snap-to-layout-grid="false"/>
      <style:text-properties fo:font-size="11pt" fo:language="en" fo:country="GB" style:font-name-asian="Times New Roman" style:font-size-asian="11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 fo:padding="0cm" fo:border-left="none" fo:border-right="none" fo:border-top="none" fo:border-bottom="0.018cm solid #000000" style:shadow="none"/>
      <style:text-properties officeooo:paragraph-rsid="001d7d65"/>
    </style:style>
    <style:style style:name="MP2" style:family="paragraph" style:parent-style-name="Footer">
      <style:paragraph-properties fo:text-align="center" style:justify-single-word="false" fo:padding="0cm" fo:border-left="none" fo:border-right="none" fo:border-top="0.018cm solid #000000" fo:border-bottom="none" style:shadow="none"/>
    </style:style>
    <style:style style:name="MT1" style:family="text">
      <style:text-properties officeooo:rsid="001ed210"/>
    </style:style>
    <style:style style:name="MT2" style:family="text">
      <style:text-properties officeooo:rsid="00215566"/>
    </style:style>
    <style:page-layout style:name="Mpm1">
      <style:page-layout-properties fo:page-width="21.59cm" fo:page-height="27.94cm" style:num-format="1" style:print-orientation="portrait" fo:margin-top="2.499cm" fo:margin-bottom="2.499cm" fo:margin-left="2.499cm" fo:margin-right="2.499cm" style:shadow="none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owerSMT<text:tab/><text:tab/></text:span><text:span text:style-name="MT2">Versão 1.0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Modelo de Artigo</dc:title>
    <meta:initial-creator>rogerio</meta:initial-creator>
    <meta:creation-date>2008-06-04T09:56:03</meta:creation-date>
    <dc:date>2011-06-29T02:37:54</dc:date>
    <meta:editing-cycles>342</meta:editing-cycles>
    <meta:editing-duration>PT56H27M40S</meta:editing-duration>
    <dc:creator>rogerio </dc:creator>
    <meta:document-statistic meta:table-count="0" meta:image-count="0" meta:object-count="0" meta:page-count="3" meta:paragraph-count="83" meta:word-count="467" meta:character-count="3100"/>
    <meta:user-defined meta:name="Informações 1"/>
    <meta:user-defined meta:name="Informações 2"/>
    <meta:user-defined meta:name="Informações 3"/>
    <meta:user-defined meta:name="Informações 4"/>
  </office:meta>
</office:document-meta>
</file>